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762f"/>
    </style:style>
    <style:style style:name="P2" style:family="paragraph" style:parent-style-name="Standard">
      <style:text-properties officeooo:rsid="0018b5ed" officeooo:paragraph-rsid="0018b5ed"/>
    </style:style>
    <style:style style:name="P3" style:family="paragraph" style:parent-style-name="Standard">
      <style:text-properties officeooo:rsid="00198189" officeooo:paragraph-rsid="00198189"/>
    </style:style>
    <style:style style:name="P4" style:family="paragraph" style:parent-style-name="Standard">
      <style:text-properties officeooo:rsid="001576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token</text:p>
      <text:p text:style-name="P1"/>
      <text:p text:style-name="P1">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</text:p>
      <text:p text:style-name="P1"/>
      <text:p text:style-name="P1"/>
      <text:p text:style-name="P2">Changer le theme de zsh</text:p>
      <text:p text:style-name="P1"/>
      <text:p text:style-name="P1">61 <text:s/>cd .oh-my-zsh/themes</text:p>
      <text:p text:style-name="P1"><text:s text:c="3"/>62 <text:s/>git clone https://github.com/romkatv/powerlevel10k.git</text:p>
      <text:p text:style-name="P1"><text:s text:c="3"/>63 <text:s/>cd ..</text:p>
      <text:p text:style-name="P1"><text:s text:c="3"/>64 <text:s/>ls</text:p>
      <text:p text:style-name="P1"><text:s text:c="3"/>65 <text:s/>cd .</text:p>
      <text:p text:style-name="P1"><text:s text:c="3"/>66 <text:s/>cd ..</text:p>
      <text:p text:style-name="P1"><text:s text:c="3"/>67 <text:s/>vi .zshrc</text:p>
      <text:p text:style-name="P1"><text:s text:c="3"/>68 <text:s/>cd ..</text:p>
      <text:p text:style-name="P1"><text:s text:c="3"/>69 <text:s/>cd .oh-my-zsh/themes</text:p>
      <text:p text:style-name="P1"><text:s text:c="3"/>70 <text:s/>l</text:p>
      <text:p text:style-name="P1"><text:s text:c="3"/>71 <text:s/>source .zshrc</text:p>
      <text:p text:style-name="P1"/>
      <text:p text:style-name="P3">A quoi correspondent les couleurs affichees par zsh :</text:p>
      <text:p text:style-name="P3">https://www.cyberciti.biz/faq/apple-mac-osx-terminal-color-ls-output-option/?__cf_chl_captcha_tk__=pmd_2e3fb7165c9129d33c74f99c32036f0aada4d664-1629205013-0-gqNtZGzNAyKjcnBszQe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1T17:28:39.801241723</meta:creation-date>
    <dc:date>2021-11-10T13:50:50.054801729</dc:date>
    <meta:editing-duration>PT8M20S</meta:editing-duration>
    <meta:editing-cycles>5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16" meta:word-count="51" meta:character-count="518" meta:non-whitespace-character-count="442"/>
  </office:meta>
</office:document-meta>
</file>